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ansSerif" svg:font-family="SansSerif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ffffff" fo:border-left="2.01pt solid #000000" fo:border-right="none" fo:border-top="0.06pt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ffff" fo:border-left="2.01pt solid #000000" fo:border-right="none" fo:border-top="0.06pt solid #000000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ff" fo:border-left="2.01pt solid #000000" fo:border-right="none" fo:border-top="none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fffff" fo:border-left="2.01pt solid #000000" fo:border-right="none" fo:border-top="none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fo:border="none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ffff" fo:border-left="none" fo:border-right="0.06pt solid #000000" fo:border-top="2.01pt solid #000000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ffffff" fo:border-left="none" fo:border-right="2.01pt solid #000000" fo:border-top="none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fffff" fo:border-left="none" fo:border-right="2.01pt solid #000000" fo:border-top="none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2.01pt solid #000000" fo:border-right="0.06pt solid #000000" fo:border-top="0.06pt solid #000000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2.01pt solid #000000" fo:border-right="0.06pt solid #000000" fo:border-top="0.06pt solid #000000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2.01pt solid #000000" fo:border-right="0.06pt solid #000000" fo:border-top="none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2.01pt solid #000000" fo:border-right="0.06pt solid #000000" fo:border-top="none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ff" style:text-align-source="fix" style:repeat-content="false" fo:border-left="0.99pt solid #000000" fo:border-right="0.06pt solid #000000" fo:border-top="0.06pt solid #000000"/>
      <style:paragraph-properties fo:text-align="center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99pt solid #000000" fo:border-right="0.06pt solid #000000" fo:border-top="0.06pt solid #000000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99pt solid #000000" fo:border-right="0.06pt solid #000000" fo:border-top="none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0.99pt solid #000000" fo:border-right="0.06pt solid #000000" fo:border-top="none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60">
      <style:table-cell-properties fo:border-bottom="none" fo:background-color="#ffffff" style:text-align-source="fix" style:repeat-content="false" fo:border-left="0.99pt solid #000000" fo:border-right="0.06pt solid #000000" fo:border-top="none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0">
      <style:table-cell-properties fo:border-bottom="0.06pt solid #000000" fo:background-color="#ffffff" style:text-align-source="fix" style:repeat-content="false" fo:border-left="0.99pt solid #000000" fo:border-right="0.06pt solid #000000" fo:border-top="none"/>
      <style:paragraph-properties fo:text-align="end"/>
      <style:text-properties fo:color="#000000" style:text-outline="false" style:text-line-through-style="none" style:font-name="Sans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SansSerif" fo:font-size="9pt" style:font-name-asian="SansSerif" style:font-size-asian="9pt" style:font-name-complex="SansSerif" style:font-size-complex="9pt"/>
    </style:style>
    <style:style style:name="T2" style:family="text">
      <style:text-properties fo:color="#000000" style:text-position="31% 58%" style:font-name="SansSerif" fo:font-size="9pt" style:font-name-asian="SansSerif" style:font-size-asian="9pt" style:font-name-complex="SansSerif" style:font-size-complex="9pt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default-cell-style-name="ce9"/>
        <table:table-column table:style-name="co1" table:default-cell-style-name="ce13"/>
        <table:table-column table:style-name="co1" table:number-columns-repeated="5" table:default-cell-style-name="ce17"/>
        <table:table-row table:style-name="ro1">
          <table:table-cell table:style-name="ce1"/>
          <table:table-cell table:style-name="Default" table:number-columns-repeated="7"/>
        </table:table-row>
        <table:table-row table:style-name="ro2">
          <table:table-cell table:style-name="ce2" office:value-type="string" table:number-columns-spanned="8" table:number-rows-spanned="1">
            <text:p>Variables in the Equation</text:p>
          </table:table-cell>
          <table:covered-table-cell table:number-columns-repeated="7" table:style-name="Default"/>
        </table:table-row>
        <table:table-row table:style-name="ro1">
          <table:table-cell table:style-name="ce3" table:number-columns-spanned="2" table:number-rows-spanned="1"/>
          <table:covered-table-cell table:style-name="Default"/>
          <table:table-cell table:style-name="ce11" office:value-type="string">
            <text:p>B</text:p>
          </table:table-cell>
          <table:table-cell table:style-name="ce15" office:value-type="string">
            <text:p>S.E.</text:p>
          </table:table-cell>
          <table:table-cell table:style-name="ce15" office:value-type="string">
            <text:p>Wald</text:p>
          </table:table-cell>
          <table:table-cell table:style-name="ce15" office:value-type="string">
            <text:p>df</text:p>
          </table:table-cell>
          <table:table-cell table:style-name="ce15" office:value-type="string">
            <text:p>Sig.</text:p>
          </table:table-cell>
          <table:table-cell table:style-name="ce15" office:value-type="string">
            <text:p>Exp(B)</text:p>
          </table:table-cell>
        </table:table-row>
        <table:table-row table:style-name="ro2">
          <table:table-cell table:style-name="ce4" office:value-type="string">
            <text:p><text:span text:style-name="T1">Step 1</text:span><text:span text:style-name="T2">a</text:span></text:p>
          </table:table-cell>
          <table:table-cell table:style-name="ce8" office:value-type="string">
            <text:p>fixed_acidity</text:p>
          </table:table-cell>
          <table:table-cell table:style-name="ce12" office:value-type="float" office:value="0.093">
            <text:p>0.093</text:p>
          </table:table-cell>
          <table:table-cell table:style-name="ce16" office:value-type="float" office:value="0.087">
            <text:p>0.087</text:p>
          </table:table-cell>
          <table:table-cell table:style-name="ce16" office:value-type="float" office:value="1.138">
            <text:p>1.13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286">
            <text:p>0.286</text:p>
          </table:table-cell>
          <table:table-cell table:style-name="ce16" office:value-type="float" office:value="1.098">
            <text:p>1.098</text:p>
          </table:table-cell>
        </table:table-row>
        <table:table-row table:style-name="ro2">
          <table:table-cell table:style-name="ce4"/>
          <table:table-cell office:value-type="string">
            <text:p>volatile_acidity</text:p>
          </table:table-cell>
          <table:table-cell office:value-type="float" office:value="-6.585">
            <text:p>-6.585</text:p>
          </table:table-cell>
          <table:table-cell office:value-type="float" office:value="0.494">
            <text:p>0.494</text:p>
          </table:table-cell>
          <table:table-cell office:value-type="float" office:value="177.781">
            <text:p>177.7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table:style-name="ce4"/>
          <table:table-cell office:value-type="string">
            <text:p>citric_acid</text:p>
          </table:table-cell>
          <table:table-cell office:value-type="float" office:value="-0.061">
            <text:p>-0.061</text:p>
          </table:table-cell>
          <table:table-cell office:value-type="float" office:value="0.363">
            <text:p>0.363</text:p>
          </table:table-cell>
          <table:table-cell office:value-type="float" office:value="0.028">
            <text:p>0.028</text:p>
          </table:table-cell>
          <table:table-cell office:value-type="float" office:value="1">
            <text:p>1</text:p>
          </table:table-cell>
          <table:table-cell office:value-type="float" office:value="0.866">
            <text:p>0.866</text:p>
          </table:table-cell>
          <table:table-cell office:value-type="float" office:value="0.941">
            <text:p>0.941</text:p>
          </table:table-cell>
        </table:table-row>
        <table:table-row table:style-name="ro2">
          <table:table-cell table:style-name="ce4"/>
          <table:table-cell office:value-type="string">
            <text:p>residual_sugar</text:p>
          </table:table-cell>
          <table:table-cell office:value-type="float" office:value="0.211">
            <text:p>0.211</text:p>
          </table:table-cell>
          <table:table-cell office:value-type="float" office:value="0.033">
            <text:p>0.033</text:p>
          </table:table-cell>
          <table:table-cell office:value-type="float" office:value="40.447">
            <text:p>40.4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4">
            <text:p>1.234</text:p>
          </table:table-cell>
        </table:table-row>
        <table:table-row table:style-name="ro2">
          <table:table-cell table:style-name="ce4"/>
          <table:table-cell office:value-type="string">
            <text:p>chlorides</text:p>
          </table:table-cell>
          <table:table-cell office:value-type="float" office:value="0.374">
            <text:p>0.374</text:p>
          </table:table-cell>
          <table:table-cell office:value-type="float" office:value="1.987">
            <text:p>1.987</text:p>
          </table:table-cell>
          <table:table-cell office:value-type="float" office:value="0.035">
            <text:p>0.035</text:p>
          </table:table-cell>
          <table:table-cell office:value-type="float" office:value="1">
            <text:p>1</text:p>
          </table:table-cell>
          <table:table-cell office:value-type="float" office:value="0.851">
            <text:p>0.851</text:p>
          </table:table-cell>
          <table:table-cell office:value-type="float" office:value="1.454">
            <text:p>1.454</text:p>
          </table:table-cell>
        </table:table-row>
        <table:table-row table:style-name="ro2">
          <table:table-cell table:style-name="ce4"/>
          <table:table-cell office:value-type="string">
            <text:p>free_sulfur_dioxide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6.481">
            <text:p>6.481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float" office:value="1.009">
            <text:p>1.009</text:p>
          </table:table-cell>
        </table:table-row>
        <table:table-row table:style-name="ro2">
          <table:table-cell table:style-name="ce4"/>
          <table:table-cell office:value-type="string">
            <text:p>total_sulfur_dioxide</text:p>
          </table:table-cell>
          <table:table-cell office:value-type="float" office:value="-0.001">
            <text:p>-0.001</text:p>
          </table:table-cell>
          <table:table-cell office:value-type="float" office:value="0.001">
            <text:p>0.001</text:p>
          </table:table-cell>
          <table:table-cell office:value-type="float" office:value="0.487">
            <text:p>0.487</text:p>
          </table:table-cell>
          <table:table-cell office:value-type="float" office:value="1">
            <text:p>1</text:p>
          </table:table-cell>
          <table:table-cell office:value-type="float" office:value="0.485">
            <text:p>0.485</text:p>
          </table:table-cell>
          <table:table-cell office:value-type="float" office:value="0.999">
            <text:p>0.999</text:p>
          </table:table-cell>
        </table:table-row>
        <table:table-row table:style-name="ro2">
          <table:table-cell table:style-name="ce4"/>
          <table:table-cell office:value-type="string">
            <text:p>density</text:p>
          </table:table-cell>
          <table:table-cell office:value-type="float" office:value="-375.99">
            <text:p>-375.99</text:p>
          </table:table-cell>
          <table:table-cell office:value-type="float" office:value="88.392">
            <text:p>88.392</text:p>
          </table:table-cell>
          <table:table-cell office:value-type="float" office:value="18.094">
            <text:p>18.0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4"/>
          <table:table-cell office:value-type="string">
            <text:p>pH</text:p>
          </table:table-cell>
          <table:table-cell office:value-type="float" office:value="1.37">
            <text:p>1.37</text:p>
          </table:table-cell>
          <table:table-cell office:value-type="float" office:value="0.434">
            <text:p>0.434</text:p>
          </table:table-cell>
          <table:table-cell office:value-type="float" office:value="9.986">
            <text:p>9.986</text:p>
          </table:table-cell>
          <table:table-cell office:value-type="float" office:value="1">
            <text:p>1</text:p>
          </table:table-cell>
          <table:table-cell office:value-type="float" office:value="0.002">
            <text:p>0.002</text:p>
          </table:table-cell>
          <table:table-cell office:value-type="float" office:value="3.936">
            <text:p>3.936</text:p>
          </table:table-cell>
        </table:table-row>
        <table:table-row table:style-name="ro2">
          <table:table-cell table:style-name="ce4"/>
          <table:table-cell office:value-type="string">
            <text:p>sulphates</text:p>
          </table:table-cell>
          <table:table-cell office:value-type="float" office:value="2.26">
            <text:p>2.26</text:p>
          </table:table-cell>
          <table:table-cell office:value-type="float" office:value="0.436">
            <text:p>0.436</text:p>
          </table:table-cell>
          <table:table-cell office:value-type="float" office:value="26.813">
            <text:p>26.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581">
            <text:p>9.581</text:p>
          </table:table-cell>
        </table:table-row>
        <table:table-row table:style-name="ro2">
          <table:table-cell table:style-name="ce4"/>
          <table:table-cell office:value-type="string">
            <text:p>alcohol</text:p>
          </table:table-cell>
          <table:table-cell office:value-type="float" office:value="0.638">
            <text:p>0.638</text:p>
          </table:table-cell>
          <table:table-cell office:value-type="float" office:value="0.114">
            <text:p>0.114</text:p>
          </table:table-cell>
          <table:table-cell office:value-type="float" office:value="31.297">
            <text:p>31.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94">
            <text:p>1.894</text:p>
          </table:table-cell>
        </table:table-row>
        <table:table-row table:style-name="ro2">
          <table:table-cell table:style-name="ce4"/>
          <table:table-cell office:value-type="string">
            <text:p>Constant</text:p>
          </table:table-cell>
          <table:table-cell office:value-type="float" office:value="362.17">
            <text:p>362.17</text:p>
          </table:table-cell>
          <table:table-cell office:value-type="float" office:value="87.212">
            <text:p>87.212</text:p>
          </table:table-cell>
          <table:table-cell office:value-type="float" office:value="17.245">
            <text:p>17.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9" office:value-type="float" office:value="1.942E+157">
            <text:p>1.94E+157</text:p>
          </table:table-cell>
        </table:table-row>
        <table:table-row table:style-name="ro2">
          <table:table-cell office:value-type="string">
            <text:p><text:span text:style-name="T1">Step 2</text:span><text:span text:style-name="T2">a</text:span></text:p>
          </table:table-cell>
          <table:table-cell office:value-type="string">
            <text:p>fixed_acidity</text:p>
          </table:table-cell>
          <table:table-cell office:value-type="float" office:value="0.091">
            <text:p>0.091</text:p>
          </table:table-cell>
          <table:table-cell office:value-type="float" office:value="0.087">
            <text:p>0.087</text:p>
          </table:table-cell>
          <table:table-cell office:value-type="float" office:value="1.111">
            <text:p>1.111</text:p>
          </table:table-cell>
          <table:table-cell office:value-type="float" office:value="1">
            <text:p>1</text:p>
          </table:table-cell>
          <table:table-cell office:value-type="float" office:value="0.292">
            <text:p>0.292</text:p>
          </table:table-cell>
          <table:table-cell office:value-type="float" office:value="1.096">
            <text:p>1.096</text:p>
          </table:table-cell>
        </table:table-row>
        <table:table-row table:style-name="ro2">
          <table:table-cell/>
          <table:table-cell office:value-type="string">
            <text:p>volatile_acidity</text:p>
          </table:table-cell>
          <table:table-cell office:value-type="float" office:value="-6.574">
            <text:p>-6.574</text:p>
          </table:table-cell>
          <table:table-cell office:value-type="float" office:value="0.49">
            <text:p>0.49</text:p>
          </table:table-cell>
          <table:table-cell office:value-type="float" office:value="180.344">
            <text:p>180.3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/>
          <table:table-cell office:value-type="string">
            <text:p>residual_sugar</text:p>
          </table:table-cell>
          <table:table-cell office:value-type="float" office:value="0.211">
            <text:p>0.211</text:p>
          </table:table-cell>
          <table:table-cell office:value-type="float" office:value="0.033">
            <text:p>0.033</text:p>
          </table:table-cell>
          <table:table-cell office:value-type="float" office:value="40.551">
            <text:p>40.5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5">
            <text:p>1.235</text:p>
          </table:table-cell>
        </table:table-row>
        <table:table-row table:style-name="ro2">
          <table:table-cell/>
          <table:table-cell office:value-type="string">
            <text:p>chlorides</text:p>
          </table:table-cell>
          <table:table-cell office:value-type="float" office:value="0.334">
            <text:p>0.334</text:p>
          </table:table-cell>
          <table:table-cell office:value-type="float" office:value="1.973">
            <text:p>1.973</text:p>
          </table:table-cell>
          <table:table-cell office:value-type="float" office:value="0.029">
            <text:p>0.029</text:p>
          </table:table-cell>
          <table:table-cell office:value-type="float" office:value="1">
            <text:p>1</text:p>
          </table:table-cell>
          <table:table-cell office:value-type="float" office:value="0.865">
            <text:p>0.865</text:p>
          </table:table-cell>
          <table:table-cell office:value-type="float" office:value="1.397">
            <text:p>1.397</text:p>
          </table:table-cell>
        </table:table-row>
        <table:table-row table:style-name="ro2">
          <table:table-cell/>
          <table:table-cell office:value-type="string">
            <text:p>free_sulfur_dioxide</text:p>
          </table:table-cell>
          <table:table-cell office:value-type="float" office:value="0.008">
            <text:p>0.008</text:p>
          </table:table-cell>
          <table:table-cell office:value-type="float" office:value="0.003">
            <text:p>0.003</text:p>
          </table:table-cell>
          <table:table-cell office:value-type="float" office:value="6.458">
            <text:p>6.458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float" office:value="1.009">
            <text:p>1.009</text:p>
          </table:table-cell>
        </table:table-row>
        <table:table-row table:style-name="ro2">
          <table:table-cell/>
          <table:table-cell office:value-type="string">
            <text:p>total_sulfur_dioxide</text:p>
          </table:table-cell>
          <table:table-cell office:value-type="float" office:value="-0.001">
            <text:p>-0.001</text:p>
          </table:table-cell>
          <table:table-cell office:value-type="float" office:value="0.001">
            <text:p>0.001</text:p>
          </table:table-cell>
          <table:table-cell office:value-type="float" office:value="0.488">
            <text:p>0.488</text:p>
          </table:table-cell>
          <table:table-cell office:value-type="float" office:value="1">
            <text:p>1</text:p>
          </table:table-cell>
          <table:table-cell office:value-type="float" office:value="0.485">
            <text:p>0.485</text:p>
          </table:table-cell>
          <table:table-cell office:value-type="float" office:value="0.999">
            <text:p>0.999</text:p>
          </table:table-cell>
        </table:table-row>
        <table:table-row table:style-name="ro2">
          <table:table-cell/>
          <table:table-cell office:value-type="string">
            <text:p>density</text:p>
          </table:table-cell>
          <table:table-cell office:value-type="float" office:value="-376.634">
            <text:p>-376.634</text:p>
          </table:table-cell>
          <table:table-cell office:value-type="float" office:value="88.312">
            <text:p>88.312</text:p>
          </table:table-cell>
          <table:table-cell office:value-type="float" office:value="18.189">
            <text:p>18.1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pH</text:p>
          </table:table-cell>
          <table:table-cell office:value-type="float" office:value="1.376">
            <text:p>1.376</text:p>
          </table:table-cell>
          <table:table-cell office:value-type="float" office:value="0.432">
            <text:p>0.432</text:p>
          </table:table-cell>
          <table:table-cell office:value-type="float" office:value="10.152">
            <text:p>10.152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3.96">
            <text:p>3.96</text:p>
          </table:table-cell>
        </table:table-row>
        <table:table-row table:style-name="ro2">
          <table:table-cell/>
          <table:table-cell office:value-type="string">
            <text:p>sulphates</text:p>
          </table:table-cell>
          <table:table-cell office:value-type="float" office:value="2.257">
            <text:p>2.257</text:p>
          </table:table-cell>
          <table:table-cell office:value-type="float" office:value="0.436">
            <text:p>0.436</text:p>
          </table:table-cell>
          <table:table-cell office:value-type="float" office:value="26.789">
            <text:p>26.7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551">
            <text:p>9.551</text:p>
          </table:table-cell>
        </table:table-row>
        <table:table-row table:style-name="ro2">
          <table:table-cell/>
          <table:table-cell office:value-type="string">
            <text:p>alcohol</text:p>
          </table:table-cell>
          <table:table-cell office:value-type="float" office:value="0.638">
            <text:p>0.638</text:p>
          </table:table-cell>
          <table:table-cell office:value-type="float" office:value="0.114">
            <text:p>0.114</text:p>
          </table:table-cell>
          <table:table-cell office:value-type="float" office:value="31.272">
            <text:p>31.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92">
            <text:p>1.892</text:p>
          </table:table-cell>
        </table:table-row>
        <table:table-row table:style-name="ro2">
          <table:table-cell/>
          <table:table-cell office:value-type="string">
            <text:p>Constant</text:p>
          </table:table-cell>
          <table:table-cell office:value-type="float" office:value="362.791">
            <text:p>362.791</text:p>
          </table:table-cell>
          <table:table-cell office:value-type="float" office:value="87.137">
            <text:p>87.137</text:p>
          </table:table-cell>
          <table:table-cell office:value-type="float" office:value="17.335">
            <text:p>17.3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9" office:value-type="float" office:value="3.616E+157">
            <text:p>3.62E+157</text:p>
          </table:table-cell>
        </table:table-row>
        <table:table-row table:style-name="ro2">
          <table:table-cell office:value-type="string">
            <text:p><text:span text:style-name="T1">Step 3</text:span><text:span text:style-name="T2">a</text:span></text:p>
          </table:table-cell>
          <table:table-cell office:value-type="string">
            <text:p>fixed_acidity</text:p>
          </table:table-cell>
          <table:table-cell office:value-type="float" office:value="0.089">
            <text:p>0.089</text:p>
          </table:table-cell>
          <table:table-cell office:value-type="float" office:value="0.085">
            <text:p>0.085</text:p>
          </table:table-cell>
          <table:table-cell office:value-type="float" office:value="1.083">
            <text:p>1.083</text:p>
          </table:table-cell>
          <table:table-cell office:value-type="float" office:value="1">
            <text:p>1</text:p>
          </table:table-cell>
          <table:table-cell office:value-type="float" office:value="0.298">
            <text:p>0.298</text:p>
          </table:table-cell>
          <table:table-cell office:value-type="float" office:value="1.093">
            <text:p>1.093</text:p>
          </table:table-cell>
        </table:table-row>
        <table:table-row table:style-name="ro2">
          <table:table-cell/>
          <table:table-cell office:value-type="string">
            <text:p>volatile_acidity</text:p>
          </table:table-cell>
          <table:table-cell office:value-type="float" office:value="-6.568">
            <text:p>-6.568</text:p>
          </table:table-cell>
          <table:table-cell office:value-type="float" office:value="0.488">
            <text:p>0.488</text:p>
          </table:table-cell>
          <table:table-cell office:value-type="float" office:value="181.047">
            <text:p>181.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/>
          <table:table-cell office:value-type="string">
            <text:p>residual_sugar</text:p>
          </table:table-cell>
          <table:table-cell office:value-type="float" office:value="0.21">
            <text:p>0.21</text:p>
          </table:table-cell>
          <table:table-cell office:value-type="float" office:value="0.032">
            <text:p>0.032</text:p>
          </table:table-cell>
          <table:table-cell office:value-type="float" office:value="42.02">
            <text:p>42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3">
            <text:p>1.233</text:p>
          </table:table-cell>
        </table:table-row>
        <table:table-row table:style-name="ro2">
          <table:table-cell/>
          <table:table-cell office:value-type="string">
            <text:p>free_sulfur_dioxide</text:p>
          </table:table-cell>
          <table:table-cell office:value-type="float" office:value="0.009">
            <text:p>0.009</text:p>
          </table:table-cell>
          <table:table-cell office:value-type="float" office:value="0.003">
            <text:p>0.003</text:p>
          </table:table-cell>
          <table:table-cell office:value-type="float" office:value="6.546">
            <text:p>6.546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float" office:value="1.009">
            <text:p>1.009</text:p>
          </table:table-cell>
        </table:table-row>
        <table:table-row table:style-name="ro2">
          <table:table-cell/>
          <table:table-cell office:value-type="string">
            <text:p>total_sulfur_dioxide</text:p>
          </table:table-cell>
          <table:table-cell office:value-type="float" office:value="-0.001">
            <text:p>-0.001</text:p>
          </table:table-cell>
          <table:table-cell office:value-type="float" office:value="0.001">
            <text:p>0.001</text:p>
          </table:table-cell>
          <table:table-cell office:value-type="float" office:value="0.494">
            <text:p>0.494</text:p>
          </table:table-cell>
          <table:table-cell office:value-type="float" office:value="1">
            <text:p>1</text:p>
          </table:table-cell>
          <table:table-cell office:value-type="float" office:value="0.482">
            <text:p>0.482</text:p>
          </table:table-cell>
          <table:table-cell office:value-type="float" office:value="0.999">
            <text:p>0.999</text:p>
          </table:table-cell>
        </table:table-row>
        <table:table-row table:style-name="ro2">
          <table:table-cell/>
          <table:table-cell office:value-type="string">
            <text:p>density</text:p>
          </table:table-cell>
          <table:table-cell office:value-type="float" office:value="-374.134">
            <text:p>-374.134</text:p>
          </table:table-cell>
          <table:table-cell office:value-type="float" office:value="87.035">
            <text:p>87.035</text:p>
          </table:table-cell>
          <table:table-cell office:value-type="float" office:value="18.478">
            <text:p>18.4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pH</text:p>
          </table:table-cell>
          <table:table-cell office:value-type="float" office:value="1.363">
            <text:p>1.363</text:p>
          </table:table-cell>
          <table:table-cell office:value-type="float" office:value="0.425">
            <text:p>0.425</text:p>
          </table:table-cell>
          <table:table-cell office:value-type="float" office:value="10.297">
            <text:p>10.297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3.909">
            <text:p>3.909</text:p>
          </table:table-cell>
        </table:table-row>
        <table:table-row table:style-name="ro2">
          <table:table-cell/>
          <table:table-cell office:value-type="string">
            <text:p>sulphates</text:p>
          </table:table-cell>
          <table:table-cell office:value-type="float" office:value="2.253">
            <text:p>2.253</text:p>
          </table:table-cell>
          <table:table-cell office:value-type="float" office:value="0.435">
            <text:p>0.435</text:p>
          </table:table-cell>
          <table:table-cell office:value-type="float" office:value="26.77">
            <text:p>26.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517">
            <text:p>9.517</text:p>
          </table:table-cell>
        </table:table-row>
        <table:table-row table:style-name="ro2">
          <table:table-cell/>
          <table:table-cell office:value-type="string">
            <text:p>alcohol</text:p>
          </table:table-cell>
          <table:table-cell office:value-type="float" office:value="0.638">
            <text:p>0.638</text:p>
          </table:table-cell>
          <table:table-cell office:value-type="float" office:value="0.114">
            <text:p>0.114</text:p>
          </table:table-cell>
          <table:table-cell office:value-type="float" office:value="31.304">
            <text:p>31.3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92">
            <text:p>1.892</text:p>
          </table:table-cell>
        </table:table-row>
        <table:table-row table:style-name="ro2">
          <table:table-cell/>
          <table:table-cell office:value-type="string">
            <text:p>Constant</text:p>
          </table:table-cell>
          <table:table-cell office:value-type="float" office:value="360.386">
            <text:p>360.386</text:p>
          </table:table-cell>
          <table:table-cell office:value-type="float" office:value="85.939">
            <text:p>85.939</text:p>
          </table:table-cell>
          <table:table-cell office:value-type="float" office:value="17.586">
            <text:p>17.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9" office:value-type="float" office:value="3.265E+156">
            <text:p>3.27E+156</text:p>
          </table:table-cell>
        </table:table-row>
        <table:table-row table:style-name="ro2">
          <table:table-cell office:value-type="string">
            <text:p><text:span text:style-name="T1">Step 4</text:span><text:span text:style-name="T2">a</text:span></text:p>
          </table:table-cell>
          <table:table-cell office:value-type="string">
            <text:p>fixed_acidity</text:p>
          </table:table-cell>
          <table:table-cell office:value-type="float" office:value="0.094">
            <text:p>0.094</text:p>
          </table:table-cell>
          <table:table-cell office:value-type="float" office:value="0.085">
            <text:p>0.085</text:p>
          </table:table-cell>
          <table:table-cell office:value-type="float" office:value="1.219">
            <text:p>1.219</text:p>
          </table:table-cell>
          <table:table-cell office:value-type="float" office:value="1">
            <text:p>1</text:p>
          </table:table-cell>
          <table:table-cell office:value-type="float" office:value="0.269">
            <text:p>0.269</text:p>
          </table:table-cell>
          <table:table-cell office:value-type="float" office:value="1.099">
            <text:p>1.099</text:p>
          </table:table-cell>
        </table:table-row>
        <table:table-row table:style-name="ro2">
          <table:table-cell/>
          <table:table-cell office:value-type="string">
            <text:p>volatile_acidity</text:p>
          </table:table-cell>
          <table:table-cell office:value-type="float" office:value="-6.631">
            <text:p>-6.631</text:p>
          </table:table-cell>
          <table:table-cell office:value-type="float" office:value="0.481">
            <text:p>0.481</text:p>
          </table:table-cell>
          <table:table-cell office:value-type="float" office:value="190.405">
            <text:p>190.4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/>
          <table:table-cell office:value-type="string">
            <text:p>residual_sugar</text:p>
          </table:table-cell>
          <table:table-cell office:value-type="float" office:value="0.214">
            <text:p>0.214</text:p>
          </table:table-cell>
          <table:table-cell office:value-type="float" office:value="0.032">
            <text:p>0.032</text:p>
          </table:table-cell>
          <table:table-cell office:value-type="float" office:value="44.967">
            <text:p>44.9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38">
            <text:p>1.238</text:p>
          </table:table-cell>
        </table:table-row>
        <table:table-row table:style-name="ro2">
          <table:table-cell/>
          <table:table-cell office:value-type="string">
            <text:p>free_sulfur_dioxide</text:p>
          </table:table-cell>
          <table:table-cell office:value-type="float" office:value="0.007">
            <text:p>0.007</text:p>
          </table:table-cell>
          <table:table-cell office:value-type="float" office:value="0.003">
            <text:p>0.003</text:p>
          </table:table-cell>
          <table:table-cell office:value-type="float" office:value="6.924">
            <text:p>6.924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float" office:value="1.007">
            <text:p>1.007</text:p>
          </table:table-cell>
        </table:table-row>
        <table:table-row table:style-name="ro2">
          <table:table-cell/>
          <table:table-cell office:value-type="string">
            <text:p>density</text:p>
          </table:table-cell>
          <table:table-cell office:value-type="float" office:value="-388.301">
            <text:p>-388.301</text:p>
          </table:table-cell>
          <table:table-cell office:value-type="float" office:value="84.79">
            <text:p>84.79</text:p>
          </table:table-cell>
          <table:table-cell office:value-type="float" office:value="20.972">
            <text:p>20.97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pH</text:p>
          </table:table-cell>
          <table:table-cell office:value-type="float" office:value="1.385">
            <text:p>1.385</text:p>
          </table:table-cell>
          <table:table-cell office:value-type="float" office:value="0.424">
            <text:p>0.424</text:p>
          </table:table-cell>
          <table:table-cell office:value-type="float" office:value="10.686">
            <text:p>10.686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3.996">
            <text:p>3.996</text:p>
          </table:table-cell>
        </table:table-row>
        <table:table-row table:style-name="ro2">
          <table:table-cell/>
          <table:table-cell office:value-type="string">
            <text:p>sulphates</text:p>
          </table:table-cell>
          <table:table-cell office:value-type="float" office:value="2.229">
            <text:p>2.229</text:p>
          </table:table-cell>
          <table:table-cell office:value-type="float" office:value="0.433">
            <text:p>0.433</text:p>
          </table:table-cell>
          <table:table-cell office:value-type="float" office:value="26.44">
            <text:p>26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29">
            <text:p>9.29</text:p>
          </table:table-cell>
        </table:table-row>
        <table:table-row table:style-name="ro2">
          <table:table-cell/>
          <table:table-cell office:value-type="string">
            <text:p>alcohol</text:p>
          </table:table-cell>
          <table:table-cell office:value-type="float" office:value="0.631">
            <text:p>0.631</text:p>
          </table:table-cell>
          <table:table-cell office:value-type="float" office:value="0.114">
            <text:p>0.114</text:p>
          </table:table-cell>
          <table:table-cell office:value-type="float" office:value="30.786">
            <text:p>30.7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79">
            <text:p>1.879</text:p>
          </table:table-cell>
        </table:table-row>
        <table:table-row table:style-name="ro2">
          <table:table-cell/>
          <table:table-cell office:value-type="string">
            <text:p>Constant</text:p>
          </table:table-cell>
          <table:table-cell office:value-type="float" office:value="374.344">
            <text:p>374.344</text:p>
          </table:table-cell>
          <table:table-cell office:value-type="float" office:value="83.732">
            <text:p>83.732</text:p>
          </table:table-cell>
          <table:table-cell office:value-type="float" office:value="19.988">
            <text:p>19.9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9" office:value-type="float" office:value="3.764E+162">
            <text:p>3.76E+162</text:p>
          </table:table-cell>
        </table:table-row>
        <table:table-row table:style-name="ro2">
          <table:table-cell table:style-name="ce6" office:value-type="string">
            <text:p><text:span text:style-name="T1">Step 5</text:span><text:span text:style-name="T2">a</text:span></text:p>
          </table:table-cell>
          <table:table-cell office:value-type="string">
            <text:p>volatile_acidity</text:p>
          </table:table-cell>
          <table:table-cell office:value-type="float" office:value="-6.715">
            <text:p>-6.715</text:p>
          </table:table-cell>
          <table:table-cell office:value-type="float" office:value="0.475">
            <text:p>0.475</text:p>
          </table:table-cell>
          <table:table-cell office:value-type="float" office:value="199.433">
            <text:p>199.4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table:style-name="ce6"/>
          <table:table-cell office:value-type="string">
            <text:p>residual_sugar</text:p>
          </table:table-cell>
          <table:table-cell office:value-type="float" office:value="0.188">
            <text:p>0.188</text:p>
          </table:table-cell>
          <table:table-cell office:value-type="float" office:value="0.022">
            <text:p>0.022</text:p>
          </table:table-cell>
          <table:table-cell office:value-type="float" office:value="74.644">
            <text:p>74.6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07">
            <text:p>1.207</text:p>
          </table:table-cell>
        </table:table-row>
        <table:table-row table:style-name="ro2">
          <table:table-cell table:style-name="ce6"/>
          <table:table-cell office:value-type="string">
            <text:p>free_sulfur_dioxide</text:p>
          </table:table-cell>
          <table:table-cell office:value-type="float" office:value="0.007">
            <text:p>0.007</text:p>
          </table:table-cell>
          <table:table-cell office:value-type="float" office:value="0.003">
            <text:p>0.003</text:p>
          </table:table-cell>
          <table:table-cell office:value-type="float" office:value="6.624">
            <text:p>6.62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1.007">
            <text:p>1.007</text:p>
          </table:table-cell>
        </table:table-row>
        <table:table-row table:style-name="ro2">
          <table:table-cell table:style-name="ce6"/>
          <table:table-cell office:value-type="string">
            <text:p>density</text:p>
          </table:table-cell>
          <table:table-cell office:value-type="float" office:value="-316.238">
            <text:p>-316.238</text:p>
          </table:table-cell>
          <table:table-cell office:value-type="float" office:value="53.876">
            <text:p>53.876</text:p>
          </table:table-cell>
          <table:table-cell office:value-type="float" office:value="34.454">
            <text:p>34.45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6"/>
          <table:table-cell office:value-type="string">
            <text:p>pH</text:p>
          </table:table-cell>
          <table:table-cell office:value-type="float" office:value="1.058">
            <text:p>1.058</text:p>
          </table:table-cell>
          <table:table-cell office:value-type="float" office:value="0.303">
            <text:p>0.303</text:p>
          </table:table-cell>
          <table:table-cell office:value-type="float" office:value="12.204">
            <text:p>12.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81">
            <text:p>2.881</text:p>
          </table:table-cell>
        </table:table-row>
        <table:table-row table:style-name="ro2">
          <table:table-cell table:style-name="ce6"/>
          <table:table-cell office:value-type="string">
            <text:p>sulphates</text:p>
          </table:table-cell>
          <table:table-cell office:value-type="float" office:value="2.136">
            <text:p>2.136</text:p>
          </table:table-cell>
          <table:table-cell office:value-type="float" office:value="0.425">
            <text:p>0.425</text:p>
          </table:table-cell>
          <table:table-cell office:value-type="float" office:value="25.275">
            <text:p>25.2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.464">
            <text:p>8.464</text:p>
          </table:table-cell>
        </table:table-row>
        <table:table-row table:style-name="ro2">
          <table:table-cell table:style-name="ce6"/>
          <table:table-cell office:value-type="string">
            <text:p>alcohol</text:p>
          </table:table-cell>
          <table:table-cell office:value-type="float" office:value="0.72">
            <text:p>0.72</text:p>
          </table:table-cell>
          <table:table-cell office:value-type="float" office:value="0.08">
            <text:p>0.08</text:p>
          </table:table-cell>
          <table:table-cell office:value-type="float" office:value="81.114">
            <text:p>81.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5">
            <text:p>2.055</text:p>
          </table:table-cell>
        </table:table-row>
        <table:table-row table:style-name="ro2">
          <table:table-cell table:style-name="ce6"/>
          <table:table-cell table:style-name="ce10" office:value-type="string">
            <text:p>Constant</text:p>
          </table:table-cell>
          <table:table-cell table:style-name="ce14" office:value-type="float" office:value="303.7">
            <text:p>303.7</text:p>
          </table:table-cell>
          <table:table-cell table:style-name="ce18" office:value-type="float" office:value="53.767">
            <text:p>53.767</text:p>
          </table:table-cell>
          <table:table-cell table:style-name="ce18" office:value-type="float" office:value="31.905">
            <text:p>31.905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0" office:value-type="float" office:value="7.855E+131">
            <text:p>7.86E+131</text:p>
          </table:table-cell>
        </table:table-row>
        <table:table-row table:style-name="ro2">
          <table:table-cell table:style-name="ce7" office:value-type="string" table:number-columns-spanned="8" table:number-rows-spanned="1">
            <text:p>a. Variable(s) entered on step 1: fixed_acidity, volatile_acidity, citric_acid, residual_sugar, chlorides, free_sulfur_dioxide, total_sulfur_dioxide, density, pH, sulphates, alcohol.</text:p>
          </table:table-cell>
          <table:covered-table-cell table:number-columns-repeated="7" table:style-name="Default"/>
        </table:table-row>
        <table:table-row table:style-name="ro2">
          <table:table-cell table:style-name="Default"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SansSerif" svg:font-family="SansSerif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mi </meta:initial-creator>
    <meta:creation-date>2015-02-08T17:46:05</meta:creation-date>
    <dc:date>2015-02-08T17:46:46</dc:date>
    <dc:creator>nemi </dc:creator>
    <meta:editing-duration>P0D</meta:editing-duration>
    <meta:editing-cycles>1</meta:editing-cycles>
    <meta:document-statistic meta:table-count="3" meta:cell-count="363" meta:object-count="0"/>
    <meta:generator>LibreOffice/3.5$Linux_X86_64 LibreOffice_project/350m1$Build-2</meta:generator>
  </office:meta>
</office:document-meta>
</file>